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hyphenation-ladder-count="no-limit"/>
      <style:text-properties fo:hyphenate="true" loext:hyphenation-no-caps="false"/>
    </style:style>
    <style:style style:name="P2" style:family="paragraph" style:parent-style-name="Title" style:master-page-name="MP0">
      <style:paragraph-properties style:page-number="auto" fo:break-before="page"/>
      <style:text-properties fo:font-size="18pt" fo:font-weight="bold" style:font-size-asian="18pt" style:font-weight-asian="bold"/>
    </style:style>
    <style:style style:name="P3" style:family="paragraph" style:parent-style-name="Normal">
      <style:paragraph-properties fo:hyphenation-ladder-count="no-limit"/>
      <style:text-properties fo:hyphenate="true" loext:hyphenation-no-caps="false"/>
    </style:style>
    <style:style style:name="P4" style:family="paragraph" style:parent-style-name="Normal">
      <style:text-properties officeooo:rsid="001737b1" officeooo:paragraph-rsid="001737b1"/>
    </style:style>
    <style:style style:name="P5" style:family="paragraph" style:parent-style-name="Normal">
      <style:text-properties officeooo:rsid="00181415" officeooo:paragraph-rsid="00181415"/>
    </style:style>
    <style:style style:name="P6" style:family="paragraph" style:parent-style-name="Normal">
      <style:paragraph-properties fo:break-before="page"/>
    </style:style>
    <style:style style:name="P7" style:family="paragraph" style:parent-style-name="Normal">
      <style:paragraph-properties fo:hyphenation-ladder-count="no-limit" fo:break-before="page"/>
      <style:text-properties fo:hyphenate="true" loext:hyphenation-no-caps="false"/>
    </style:style>
    <style:style style:name="T1" style:family="text">
      <style:text-properties officeooo:rsid="0018540a"/>
    </style:style>
    <style:style style:name="T2" style:family="text">
      <style:text-properties officeooo:rsid="001b1d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embly Tutorial Lesson #7</text:p>
      <text:p text:style-name="Subtitle">And the Rest</text:p>
      <text:p text:style-name="Normal">[Title slide]</text:p>
      <text:p text:style-name="Normal">Hi there! This is Matt Heffernan. Welcome back to my channel. This is the sev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 how the stack works, and some of the additional 65C02 for bit manipulation and testing. With that, we have covered most of the 65C02 instruction set, but we still have a few to go over, and some familiar instructions that we never covered in depth. At the end of the episode and having gone through the whole series at that point, you should be familiar with the complete instruction set. This means that later episodes are going to be more about programming methodology and specifics for the Commander X16 software and hardware environment. But first, let’s go back and visit some old friends.</text:p>
      <text:p text:style-name="Normal">[Cut to slide 2- LDA]</text:p>
      <text:p text:style-name="Normal">The very first instruction we saw in this series was LDA, or Load Accumulator, but we never explored it fully. Of course, it simply loads a value into the accumulator, also known as the A register, and that value will come from memory using one of the available addressing modes. As LDA is one of the most important instructions, it uses a very large number of mode, starting with immediate, where the value loaded will be inline with the code. Otherwise, the value will be referenced by an address in one of the ways you can see here. Like with any other instruction, the more complicated the addressing mode, the longer the instruction will take to execute. An LDA can be as fast as 2 cycles with the immediate mode or as slow as 6 cycles with the Zero Page Indexed Indirect mode. There are also page boundary penalties for some of the indexed modes when adding the index value to the address in the operand causes a carry into the high byte. This is why arrays are best kept within a single page whenever possible. For the 65C02, the Zero Page Indirect mode was added to LDA, bringing its total number of modes to 9, the most of any instruction in this set. <text:span text:style-name="T1">Also of note is that LDA will set the N flag if the loaded value has bit 7 set, indicating it could be interpreted as negative, and the Z bit will be set if A is now zero.</text:span></text:p>
      <text:p text:style-name="Normal">[Cut to slide 3 – STA]</text:p>
      <text:p text:style-name="Normal">Right on the heels of LDA is STA, or Store Accumulator. Of course, this stores the value in A to an address in memory, which is presumably writable. This instruction will fail silently if the referenced address isn’t writable. It has all the same addressing modes as LDA, except for immediate, of course, as you can’t store a value to another value. The Indirect Zero Page mode was also added to STA for the 65C02. The cycle count for STA ranges from 3 for zero page mode all the way up to 6 for the indirect indexed modes, but in this case there is no page boundary penalty for any modes. <text:span text:style-name="T2">Also, STA will never change any status bits.</text:span></text:p>
      <text:p text:style-name="P6">[Cut to slide 4 – LDX/LDY]</text:p>
      <text:p text:style-name="Normal">The LDX and LDY instructions aren’t new, either, and we’ve used both to load values in the X and Y index registers in many of our examples. However, they don’t have as many available addressing modes as LDA. Neither support any indirect addressing, and the only indexing they support are with the index registers they aren’t loading. So, you can index with X to load Y, and vice versa, but you can’t index with X to load X or with Y to load Y, which is probably for the best.</text:p>
      <text:p text:style-name="P1">[Cut to slide 5 – STX/STY]</text:p>
      <text:p text:style-name="P1">What we haven’t seen as much are the instructions to store X and Y, which are STX and STY, respectively. These will store the value in X or Y to a memory location, just like STA. Unlike STA, however, there are only a three addressing modes available for each of them. Absolute addresses can’t be indexed, only Zero Page, and again only with the other index register, and no indirect addressing at all.</text:p>
      <text:p text:style-name="P1">[Cut to slide 6 – STZ]</text:p>
      <text:p text:style-name="P1">A new instruction for the 65C02 is called STZ, but that doesn’t mean there is a new index register named Z. It simply means to store zero to a memory location, which comes in very handy and removes the need to load a register with zero prior to zeroing out any memory. It supports 4 addressing modes, which exclude any indexing with Y or any kind of indirect mode. But that’s it for all the load and store instructions in the 65C02, but we should probably run through a few related instructions.</text:p>
      <text:p text:style-name="P1">[Cut to slide 7 – transfer]</text:p>
      <text:p text:style-name="P1">We’ve seen a few of the transfer instructions before, and they come in very handy for a number of reasons. First, they are all implied opcodes with no operands, meaning they consist of only their three-letter mnemonic in assembly and only their opcode byte in machine code. Second, they are all very fast compared to equivalent load and store pairs, each only taking 2 cycles to execute. And finally, this speed is largely due to the fact that they don’t have any effect on memory and don’t require use of the stack or any RAM to temporarily store the value being transferred. You can transfer between A and X or Y, going in either direction, but you can’t transfer directly between X and Y. And we have covered the TSX and TXS instructions in the Stack lesson, and how useful and dangerous they can be.</text:p>
      <text:p text:style-name="P1">[Cut to slide 8 – status bits]</text:p>
      <text:p text:style-name="P1">We’ve seen a few of the instructions that can set or clear status bits, so let’s take a look at the whole list now. We saw the ones that are used for the branching bits before, with CLV clearing the V or overflow bit, and CLC and SEC for clearing and setting the Carry bit, which is also required for doing arithmetic. But there are two other pair that we haven’t seen yet for the status bits that we haven’t really talked about yet. The Decimal or D bit is used to activate the Binary-Coded Decimal, or BCD mode. We’re going to talk about that more when we devote a lesson to more advanced math methods. The vast majority of the time, you want the D bit to be clear to prevent binary arithmetic from getting messed up. That’s why for most 6502 platforms you will see a CLD as part of the initialization code. The other bit is I for Interrupt. If that bit is set with an SEI, the processor will not allow any interrupts to the regular program until the bit is cleared with a CLI. This is why you will usually see both of these in init code, as well, as you want to make sure that the system is initialized before enabling interrupts. We’re going to devote a whole episode to interrupts, as well, so more on that later.</text:p>
      <text:p text:style-name="P7">[Cut to slide 9 – BRK]</text:p>
      <text:p text:style-name="P1">We just have a few oddballs left in the instruction set. One is BRK or Break, which acts differently depending on which 6502-family processor you are using. For the original 6502, the B or Break status bit will be set and then an interrupt it prepared for by pushing the next instruction address to the stack followed by the status register. Then, it will force the I bit to be set. That way, once the next now-enabled interrupt happens, the processor will already have the stack prepared, so it will go straight to the interrupt service routine, or ISR. There, you can examine the stack to see if B was set, and change your processing accordingly. For the 65C02, in between pushing the status and enabling interrupts, the D bit is cleared so that the ISR won’t have to do a CLD before any binary arithmetic. Then when the ISR returns, the original state of the D and I bits will be restored. For the Commander X16 specifically, a BRK instruction will trigger the default break handler, which re-initializes the computer and takes you back to the BASIC prompt and the rest of your program will not run, but it will still be in RAM unless you did some unsavory things to the Kernal RAM area.</text:p>
      <text:p text:style-name="P1">[Cut to slide 10 – NOP]</text:p>
      <text:p text:style-name="P1">The final instruction we are going to cover is one we have seen in passing: NOP, which stands for No Operation, but usually pronounces No-Op, despite the mnemonic only having one O. No-Ops do exactly nothing, and take 2 cycles to do it and take up just one byte of memory. It doesn’t seem terribly useful, but quite often you need to just kill some time or have a placeholder in your code to get things lined up a certain way. The official opcode for No-Op is hex EA, but basically any unused opcode is effectively a no-op. If the 65C02 sees an undefined opcode, it will process it as a no-op and continue on, but it may not interpret it as a single-byte no-op in every case. Some opcodes are reserved for some undefined “future use”, and in those cases they are expected to be followed by a one or two byte operand. Of course, that operand will be ignored as no actual operation is happening, but the program counter will advance past that operand all the same, and because of the operands the execution of the instruction will take longer, as well. This behavior is a bit different from the 6502, which did not filter out any unused opcode and just let the processor do whatever based on what bits in the opcode are set, which can cause some serious problems, including permanently halting execution.</text:p>
      <text:p text:style-name="P1"/>
      <text:p text:style-name="P7">[Cut to slide 11- errata]</text:p>
      <text:p text:style-name="Normal">Now that we have gone through the entire instruction set, it’s time to step back and make some clarifications and corrections to earlier episodes in this series. </text:p>
      <text:p text:style-name="Normal">In the first episode, I had my Os and zeros confused, so I kept saying that dash-zero would let you define an output file on the command line with cl65, and that a dot-zero file would contain linkable object code. In both cases I mean to say O, as the initials stand for “output” and “object”, respectively. Define your linking output with –o and every assembly file you assemble will generate a .o object file that can be linked with other cc65 object files.</text:p>
      <text:p text:style-name="Normal">In the second episode, as well as earlier in this one, I showed how the Zero Page Indexed with Y mode is only for the LDX and STX instructions. However, a few more instructions do support the Absolute Indexed with Y mode, so some assemblers will let you use a Zero Page address for that by including in the operand the full 16-bit address with zero in the high byte. </text:p>
      <text:p text:style-name="P4">Finally, in the last episode, I had neglected to mention that the BIT instruction has two new modes available on the 65C02: absolute indexed with X and zero page indexed with X. The Episode 6 slides in the repo have been updated to reflect this.</text:p>
      <text:p text:style-name="P5">If I missed anything, please don’t hesitate to leave a comment and I’ll make sure it gets addressed in a future episode. But for now, let’s move on to our example program.</text:p>
      <text:p text:style-name="P5">[Cut to slide 12 – example program]</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in" fo:margin-bottom="0.0972in" loext: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MATTHEW HEFFERNAN</meta:initial-creator>
    <meta:creation-date>2021-01-27T18:42:00Z</meta:creation-date>
    <dc:date>2021-01-28T01:59:15.553154293</dc:date>
    <meta:editing-cycles>25</meta:editing-cycles>
    <meta:editing-duration>PT5H21M5S</meta:editing-duration>
    <meta:document-statistic meta:table-count="0" meta:image-count="0" meta:object-count="0" meta:page-count="4" meta:paragraph-count="30" meta:word-count="2031" meta:character-count="11048" meta:non-whitespace-character-count="9036"/>
    <meta:template xlink:type="simple" xlink:actuate="onRequest" xlink:title="" xlink:href="Normal.dotm"/>
  </office:meta>
</office:document-meta>
</file>